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.212cm" fo:margin-bottom="0.282cm" style:contextual-spacing="false" fo:line-height="200%" fo:text-align="justify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line-height="200%"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a9d5"/>
    </style:style>
    <style:style style:name="T3" style:family="text">
      <style:text-properties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DECLARAÇÃO DE AUSÊNCIA DE RENDA</text:span><text:span text:style-name="T1"/></text:p>
      <text:p text:style-name="P2" loext:marker-style-name="T1"/>
      <text:p text:style-name="Standard"/>
      <text:p text:style-name="P3">Eu, <text:span text:style-name="T2">L</text:span>uis Felipe Macedo dos Santos, portador(a) do RG nº_28.842.714-9, órgão expedidor:Detran e CPF nº 191.114.507-03, declaro, para os devidos fins, que <text:span text:style-name="T3">não possuo renda oriunda de qualquer atividade laboral, seja ela trabalho informal ou formal, de benefícios previdenciários ou de nenhuma outra fonte.</text:span></text:p>
      <text:p text:style-name="P4"/>
      <text:p text:style-name="P5">Assumo inteira responsabilidade pelas informações prestadas e declaro estar ciente de que, em caso de omissão ou fornecimento de informações falsas, estarei sujeito às legislações aplicáveis.</text:p>
      <text:p text:style-name="Standard"/>
      <text:p text:style-name="Standard"/>
      <text:p text:style-name="Standard"/>
      <text:p text:style-name="Standard"/>
      <text:p text:style-name="P1">Rio de Janeiro , ,5 de julho de 2025.</text:p>
      <text:p text:style-name="Standard"/>
      <text:p text:style-name="P1">Luis Felipe Macedo dos Santoswww</text:p>
      <text:p text:style-name="P1">Assinatura do(a) Declarant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1pt" fo:language="pt" fo:country="BR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pt" fo:country="BR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ção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ção_20_Intensa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har" style:display-name="Título 2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har" style:display-name="Título 3 Char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har" style:display-name="Título 4 Char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har" style:display-name="Título 5 Char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har" style:display-name="Título 6 Ch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har" style:display-name="Título 7 Ch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har" style:display-name="Título 8 Ch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har" style:display-name="Título 9 Ch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har" style:display-name="Título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ção_20_Char" style:display-name="Citação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ção_20_Intensa_20_Char" style:display-name="Citação Intensa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color="#7f7f7f" loext:opacity="100%" fo:letter-spacing="-0.002cm" fo:font-weight="normal" style:font-weight-asian="normal" style:font-weight-complex="bold" style:text-scale="94%">
        <loext:char-complex-color loext:theme-type="dark1" loext:color-type="theme">
          <loext:transformation loext:type="tint" loext:value="4980"/>
        </loext:char-complex-color>
      </style:text-properties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I" text:start-value="4">
        <style:list-level-properties text:list-level-position-and-space-mode="label-alignment">
          <style:list-level-label-alignment text:label-followed-by="listtab" fo:text-indent="-0.305cm" fo:margin-left="0.6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3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3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63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3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3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73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3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hp serv</meta:initial-creator>
    <meta:editing-cycles>3</meta:editing-cycles>
    <meta:creation-date>2024-11-05T22:37:00</meta:creation-date>
    <dc:date>2025-07-06T03:07:01.439843371</dc:date>
    <meta:editing-duration>PT14H7M42S</meta:editing-duration>
    <meta:generator>LibreOffice/24.8.6.2$Linux_X86_64 LibreOffice_project/480$Build-2</meta:generator>
    <meta:print-date>2025-07-05T12:57:23.335711466</meta:print-date>
    <meta:printed-by>Arquivos PDF</meta:printed-by>
    <meta:document-statistic meta:table-count="0" meta:image-count="0" meta:object-count="0" meta:page-count="1" meta:paragraph-count="6" meta:word-count="92" meta:character-count="621" meta:non-whitespace-character-count="535"/>
    <meta:user-defined meta:name="AppVersion">16.0000</meta:user-defined>
    <meta:template xlink:type="simple" xlink:actuate="onRequest" xlink:title="Normal" xlink:href=""/>
  </office:meta>
</office:document-meta>
</file>